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font-weight="bold" style:font-weight-asian="bold" style:font-weight-complex="bold" fo:color="#000000"/>
    </style:style>
    <style:style style:name="T15" style:parent-style-name="Standardnípísmoodstavce" style:family="text">
      <style:text-properties fo:color="#000000"/>
    </style:style>
    <style:style style:name="P16" style:parent-style-name="Standard" style:list-style-name="LFO1" style:family="paragraph">
      <style:paragraph-properties fo:line-height="115%"/>
    </style:style>
    <style:style style:name="T17" style:parent-style-name="Standardnípísmoodstavce" style:family="text">
      <style:text-properties fo:font-weight="bold" style:font-weight-asian="bold" style:font-weight-complex="bold"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P27" style:parent-style-name="Standard" style:list-style-name="LFO1" style:family="paragraph">
      <style:paragraph-properties fo:line-height="115%"/>
    </style:style>
    <style:style style:name="T28" style:parent-style-name="Standardnípísmoodstavce" style:family="text">
      <style:text-properties fo:font-weight="bold" style:font-weight-asian="bold" style:font-weight-complex="bold" fo:color="#000000"/>
    </style:style>
    <style:style style:name="T29" style:parent-style-name="Standardnípísmoodstavce" style:family="text">
      <style:text-properties fo:color="#000000"/>
    </style:style>
    <style:style style:name="P30" style:parent-style-name="Standard" style:list-style-name="LFO1" style:family="paragraph">
      <style:paragraph-properties fo:margin-bottom="0.1965in"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P36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7" style:parent-style-name="Standard" style:list-style-name="LFO1" style:family="paragraph">
      <style:paragraph-properties fo:line-height="115%"/>
    </style:style>
    <style:style style:name="T3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T45" style:parent-style-name="Standardnípísmoodstavce" style:family="text">
      <style:text-properties fo:color="#000000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color="#000000"/>
    </style:style>
    <style:style style:name="T51" style:parent-style-name="Standardnípísmoodstavce" style:family="text">
      <style:text-properties fo:color="#000000"/>
    </style:style>
    <style:style style:name="T52" style:parent-style-name="Standardnípísmoodstavce" style:family="text">
      <style:text-properties fo:color="#000000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T58" style:parent-style-name="Standardnípísmoodstavce" style:family="text">
      <style:text-properties fo:color="#000000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line-height="115%"/>
    </style:style>
    <style:style style:name="T6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5" style:parent-style-name="Standardnípísmoodstavce" style:family="text">
      <style:text-properties fo:color="#000000"/>
    </style:style>
    <style:style style:name="P66" style:parent-style-name="Standard" style:list-style-name="LFO1" style:family="paragraph">
      <style:paragraph-properties fo:line-height="115%"/>
    </style:style>
    <style:style style:name="T6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8" style:parent-style-name="Standardnípísmoodstavce" style:family="text">
      <style:text-properties fo:color="#000000"/>
    </style:style>
    <style:style style:name="P69" style:parent-style-name="Standard" style:list-style-name="LFO1" style:family="paragraph">
      <style:paragraph-properties fo:margin-top="0.0395in" fo:line-height="115%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T71" style:parent-style-name="Standardnípísmoodstavce" style:family="text">
      <style:text-properties fo:color="#000000"/>
    </style:style>
    <style:style style:name="P72" style:parent-style-name="Standard" style:list-style-name="LFO1" style:family="paragraph">
      <style:paragraph-properties fo:margin-bottom="0.1965in" fo:line-height="115%"/>
    </style:style>
    <style:style style:name="T73" style:parent-style-name="Standardnípísmoodstavce" style:family="text">
      <style:text-properties fo:font-weight="bold" style:font-weight-asian="bold" style:font-weight-complex="bold" fo:color="#000000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font-weight="bold" style:font-weight-asian="bold" style:font-weight-complex="bold" fo:color="#000000"/>
    </style:style>
    <style:style style:name="P77" style:parent-style-name="Standard" style:list-style-name="LFO1" style:family="paragraph">
      <style:paragraph-properties fo:line-height="115%"/>
    </style:style>
    <style:style style:name="T78" style:parent-style-name="Standardnípísmoodstavce" style:family="text">
      <style:text-properties fo:color="#000000"/>
    </style:style>
    <style:style style:name="P79" style:parent-style-name="Standard" style:list-style-name="LFO1" style:family="paragraph">
      <style:paragraph-properties fo:line-height="115%"/>
      <style:text-properties fo:color="#000000"/>
    </style:style>
    <style:style style:name="P80" style:parent-style-name="Standard" style:list-style-name="LFO1" style:family="paragraph">
      <style:paragraph-properties fo:line-height="115%"/>
      <style:text-properties fo:color="#000000"/>
    </style:style>
    <style:style style:name="P81" style:parent-style-name="Standard" style:list-style-name="LFO1" style:family="paragraph">
      <style:paragraph-properties fo:line-height="115%"/>
      <style:text-properties fo:color="#000000"/>
    </style:style>
    <style:style style:name="P82" style:parent-style-name="Standard" style:list-style-name="LFO1" style:family="paragraph">
      <style:paragraph-properties fo:line-height="115%"/>
    </style:style>
    <style:style style:name="T83" style:parent-style-name="Standardnípísmoodstavce" style:family="text">
      <style:text-properties fo:color="#000000"/>
    </style:style>
    <style:style style:name="P84" style:parent-style-name="Standard" style:list-style-name="LFO1" style:family="paragraph">
      <style:paragraph-properties fo:line-height="115%"/>
    </style:style>
    <style:style style:name="T85" style:parent-style-name="Standardnípísmoodstavce" style:family="text">
      <style:text-properties fo:color="#000000"/>
    </style:style>
    <style:style style:name="P86" style:parent-style-name="Standard" style:list-style-name="LFO1" style:family="paragraph">
      <style:paragraph-properties fo:line-height="115%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T91" style:parent-style-name="Standardnípísmoodstavce" style:family="text">
      <style:text-properties fo:font-weight="bold" style:font-weight-asian="bold" style:font-weight-complex="bold" fo:color="#000000"/>
    </style:style>
    <style:style style:name="T92" style:parent-style-name="Standardnípísmoodstavce" style:family="text">
      <style:text-properties fo:color="#000000"/>
    </style:style>
    <style:style style:name="P93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94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95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2" style:family="paragraph">
      <style:paragraph-properties fo:line-height="115%"/>
      <style:text-properties fo:color="#000000"/>
    </style:style>
    <style:style style:name="P97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98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99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2" style:family="paragraph">
      <style:paragraph-properties fo:line-height="115%"/>
    </style:style>
    <style:style style:name="T101" style:parent-style-name="Standardnípísmoodstavce" style:family="text">
      <style:text-properties fo:font-weight="bold" style:font-weight-asian="bold" style:font-weight-complex="bold" fo:color="#000000"/>
    </style:style>
    <style:style style:name="T102" style:parent-style-name="Standardnípísmoodstavce" style:family="text">
      <style:text-properties fo:color="#000000"/>
    </style:style>
    <style:style style:name="P103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4" style:parent-style-name="Standard" style:list-style-name="LFO2" style:family="paragraph">
      <style:paragraph-properties fo:line-height="115%"/>
    </style:style>
    <style:style style:name="T105" style:parent-style-name="Standardnípísmoodstavce" style:family="text">
      <style:text-properties fo:font-weight="bold" style:font-weight-asian="bold" style:font-weight-complex="bold" fo:color="#000000"/>
    </style:style>
    <style:style style:name="T106" style:parent-style-name="Standardnípísmoodstavce" style:family="text">
      <style:text-properties fo:color="#000000"/>
    </style:style>
    <style:style style:name="T107" style:parent-style-name="Standardnípísmoodstavce" style:family="text">
      <style:text-properties fo:color="#000000"/>
    </style:style>
    <style:style style:name="P108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9" style:parent-style-name="Standard" style:list-style-name="LFO2" style:family="paragraph">
      <style:paragraph-properties fo:line-height="115%"/>
      <style:text-properties fo:color="#000000"/>
    </style:style>
    <style:style style:name="P110" style:parent-style-name="Standard" style:list-style-name="LFO2" style:family="paragraph">
      <style:paragraph-properties fo:line-height="115%"/>
    </style:style>
    <style:style style:name="T111" style:parent-style-name="Standardnípísmoodstavce" style:family="text">
      <style:text-properties fo:font-weight="bold" style:font-weight-asian="bold" style:font-weight-complex="bold" fo:color="#000000"/>
    </style:style>
    <style:style style:name="T112" style:parent-style-name="Standardnípísmoodstavce" style:family="text">
      <style:text-properties fo:color="#000000"/>
    </style:style>
    <style:style style:name="P113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4" style:parent-style-name="Standard" style:family="paragraph">
      <style:paragraph-properties fo:margin-top="0.118in" fo:line-height="115%"/>
      <style:text-properties fo:font-weight="bold" style:font-weight-asian="bold" style:font-weight-complex="bold" fo:color="#000000"/>
    </style:style>
    <style:style style:name="P115" style:parent-style-name="Standard" style:list-style-name="LFO3" style:family="paragraph">
      <style:paragraph-properties fo:line-height="115%"/>
    </style:style>
    <style:style style:name="T116" style:parent-style-name="Standardnípísmoodstavce" style:family="text">
      <style:text-properties fo:font-weight="bold" style:font-weight-asian="bold" style:font-weight-complex="bold" fo:color="#000000"/>
    </style:style>
    <style:style style:name="T117" style:parent-style-name="Standardnípísmoodstavce" style:family="text">
      <style:text-properties fo:color="#000000"/>
    </style:style>
    <style:style style:name="T118" style:parent-style-name="Standardnípísmoodstavce" style:family="text">
      <style:text-properties fo:font-weight="bold" style:font-weight-asian="bold" style:font-weight-complex="bold" fo:color="#000000"/>
    </style:style>
    <style:style style:name="P119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0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1" style:parent-style-name="Standard" style:family="paragraph">
      <style:paragraph-properties fo:margin-top="0.1965in" fo:line-height="115%"/>
      <style:text-properties fo:font-weight="bold" style:font-weight-asian="bold" style:font-weight-complex="bold" fo:color="#000000"/>
    </style:style>
    <style:style style:name="P122" style:parent-style-name="Standard" style:family="paragraph">
      <style:paragraph-properties fo:line-height="115%"/>
      <style:text-properties fo:color="#000000"/>
    </style:style>
    <style:style style:name="P123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4" style:parent-style-name="Standard" style:list-style-name="LFO4" style:family="paragraph">
      <style:paragraph-properties fo:line-height="115%"/>
    </style:style>
    <style:style style:name="T125" style:parent-style-name="Standardnípísmoodstavce" style:family="text">
      <style:text-properties fo:font-weight="bold" style:font-weight-asian="bold" style:font-weight-complex="bold" fo:color="#000000"/>
    </style:style>
    <style:style style:name="P126" style:parent-style-name="Standard" style:list-style-name="LFO4" style:family="paragraph">
      <style:paragraph-properties fo:line-height="115%"/>
    </style:style>
    <style:style style:name="T127" style:parent-style-name="Standardnípísmoodstavce" style:family="text">
      <style:text-properties fo:font-weight="bold" style:font-weight-asian="bold" style:font-weight-complex="bold" fo:color="#000000"/>
    </style:style>
    <style:style style:name="T128" style:parent-style-name="Standardnípísmoodstavce" style:family="text">
      <style:text-properties fo:color="#000000"/>
    </style:style>
    <style:style style:name="P129" style:parent-style-name="Standard" style:list-style-name="LFO4" style:family="paragraph">
      <style:paragraph-properties fo:line-height="115%"/>
    </style:style>
    <style:style style:name="T130" style:parent-style-name="Standardnípísmoodstavce" style:family="text">
      <style:text-properties fo:font-weight="bold" style:font-weight-asian="bold" style:font-weight-complex="bold" fo:color="#000000"/>
    </style:style>
    <style:style style:name="T131" style:parent-style-name="Standardnípísmoodstavce" style:family="text">
      <style:text-properties fo:color="#000000"/>
    </style:style>
    <style:style style:name="P132" style:parent-style-name="Standard" style:list-style-name="LFO4" style:family="paragraph">
      <style:paragraph-properties fo:line-height="115%"/>
    </style:style>
    <style:style style:name="T133" style:parent-style-name="Standardnípísmoodstavce" style:family="text">
      <style:text-properties fo:font-weight="bold" style:font-weight-asian="bold" style:font-weight-complex="bold" fo:color="#000000"/>
    </style:style>
    <style:style style:name="T134" style:parent-style-name="Standardnípísmoodstavce" style:family="text">
      <style:text-properties fo:color="#000000"/>
    </style:style>
    <style:style style:name="P135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6" style:parent-style-name="Standard" style:list-style-name="LFO4" style:family="paragraph">
      <style:paragraph-properties fo:line-height="115%"/>
    </style:style>
    <style:style style:name="T137" style:parent-style-name="Standardnípísmoodstavce" style:family="text">
      <style:text-properties fo:font-weight="bold" style:font-weight-asian="bold" style:font-weight-complex="bold" fo:color="#000000"/>
    </style:style>
    <style:style style:name="T138" style:parent-style-name="Standardnípísmoodstavce" style:family="text">
      <style:text-properties fo:color="#000000"/>
    </style:style>
    <style:style style:name="P13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40" style:parent-style-name="Standard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141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2" style:parent-style-name="Standard" style:list-style-name="LFO5" style:family="paragraph">
      <style:paragraph-properties fo:line-height="115%"/>
      <style:text-properties fo:color="#000000"/>
    </style:style>
    <style:style style:name="P143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4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5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6" style:parent-style-name="Standard" style:list-style-name="LFO5" style:family="paragraph">
      <style:paragraph-properties fo:line-height="115%"/>
      <style:text-properties fo:color="#000000"/>
    </style:style>
    <style:style style:name="P147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8" style:parent-style-name="Standard" style:list-style-name="LFO5" style:family="paragraph">
      <style:paragraph-properties fo:line-height="115%"/>
    </style:style>
    <style:style style:name="T149" style:parent-style-name="Standardnípísmoodstavce" style:family="text">
      <style:text-properties fo:font-weight="bold" style:font-weight-asian="bold" style:font-weight-complex="bold" fo:color="#000000"/>
    </style:style>
    <style:style style:name="T150" style:parent-style-name="Standardnípísmoodstavce" style:family="text">
      <style:text-properties fo:color="#000000"/>
    </style:style>
    <style:style style:name="P15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2" style:parent-style-name="Standard" style:list-style-name="LFO5" style:family="paragraph">
      <style:paragraph-properties fo:line-height="115%"/>
    </style:style>
    <style:style style:name="T153" style:parent-style-name="Standardnípísmoodstavce" style:family="text">
      <style:text-properties fo:font-weight="bold" style:font-weight-asian="bold" style:font-weight-complex="bold" fo:color="#000000"/>
    </style:style>
    <style:style style:name="T154" style:parent-style-name="Standardnípísmoodstavce" style:family="text">
      <style:text-properties fo:color="#000000"/>
    </style:style>
    <style:style style:name="P155" style:parent-style-name="Standard" style:list-style-name="LFO5" style:family="paragraph">
      <style:paragraph-properties fo:line-height="115%"/>
      <style:text-properties fo:color="#000000"/>
    </style:style>
    <style:style style:name="P156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57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8" style:parent-style-name="Standard" style:list-style-name="LFO6" style:family="paragraph">
      <style:paragraph-properties fo:line-height="115%"/>
    </style:style>
    <style:style style:name="T159" style:parent-style-name="Standardnípísmoodstavce" style:family="text">
      <style:text-properties fo:font-weight="bold" style:font-weight-asian="bold" style:font-weight-complex="bold" fo:color="#000000"/>
    </style:style>
    <style:style style:name="T160" style:parent-style-name="Standardnípísmoodstavce" style:family="text">
      <style:text-properties fo:color="#000000"/>
    </style:style>
    <style:style style:name="T161" style:parent-style-name="Standardnípísmoodstavce" style:family="text">
      <style:text-properties fo:font-weight="bold" style:font-weight-asian="bold" style:font-weight-complex="bold" fo:color="#000000"/>
    </style:style>
    <style:style style:name="P162" style:parent-style-name="Standard" style:list-style-name="LFO6" style:family="paragraph">
      <style:paragraph-properties fo:line-height="115%"/>
      <style:text-properties fo:color="#000000"/>
    </style:style>
    <style:style style:name="P163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4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5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6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7" style:parent-style-name="Standard" style:family="paragraph">
      <style:paragraph-properties fo:line-height="115%"/>
      <style:text-properties fo:color="#000000"/>
    </style:style>
    <style:style style:name="P168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69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70" style:parent-style-name="Standard" style:family="paragraph">
      <style:paragraph-properties fo:margin-top="0.0791in" fo:margin-bottom="0.0791in"/>
    </style:style>
    <style:style style:name="P171" style:parent-style-name="Standard" style:family="paragraph">
      <style:paragraph-properties fo:margin-top="0.0791in" fo:margin-bottom="0.0791in"/>
    </style:style>
    <style:style style:name="P172" style:parent-style-name="Standard" style:family="paragraph">
      <style:paragraph-properties fo:margin-top="0.0791in" fo:margin-bottom="0.0791in"/>
    </style:style>
    <style:style style:name="P173" style:parent-style-name="Standard" style:family="paragraph">
      <style:paragraph-properties fo:margin-top="0.0791in" fo:margin-bottom="0.0791in"/>
    </style:style>
    <style:style style:name="P174" style:parent-style-name="Standard" style:family="paragraph">
      <style:paragraph-properties fo:margin-top="0.0791in" fo:margin-bottom="0.0791in"/>
    </style:style>
    <style:style style:name="P175" style:parent-style-name="Standard" style:family="paragraph">
      <style:paragraph-properties fo:margin-top="0.0791in" fo:margin-bottom="0.0791in"/>
    </style:style>
  </office:automatic-styles>
  <office:body>
    <office:text text:use-soft-page-breaks="true">
      <text:p text:style-name="P1">9. STAŘEC A MOŘE</text:p>
      <text:p text:style-name="P2">Ernest Hemingway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Boj starce s rybou,která je považována za velkou smůlu. Nekonečný boj člověka<text:s/></text:span><text:span text:style-name="T8"><text:tab/>s přírodou. Myšlenka, že štěstí člověka nespočívá v bohatství ani zisku,<text:s/></text:span><text:span text:style-name="T9"><text:tab/>ale v uspokojení z vyčerpávajícího čestného zápasu a ve vypětí všech sil<text:s/></text:span><text:span text:style-name="T10"><text:tab/>k uskutečnění cíle.</text:span></text:p>
        </text:list-item>
        <text:list-item>
          <text:p text:style-name="P11"><text:span text:style-name="T12">motiv:</text:span><text:span text:style-name="T13"><text:s/>z</text:span><text:span text:style-name="T14"> </text:span><text:span text:style-name="T15">výňatku</text:span></text:p>
        </text:list-item>
        <text:list-item>
          <text:p text:style-name="P16"><text:span text:style-name="T17">časoprostor:</text:span><text:span text:style-name="T18">V kubánské vesnici a na moři poblíž hlavního města Havany. Během 3 dnů<text:s/></text:span><text:span text:style-name="T19"><text:tab/><text:s/>v září. Doba nejspíš první polovina 20. století.</text:span></text:p>
        </text:list-item>
        <text:list-item>
          <text:p text:style-name="P20"><text:span text:style-name="T21">kompoziční výstavba:</text:span><text:span text:style-name="T22"><text:s/>psáno chronologicky, ve spánku se stařec rád vrací do Afriky<text:s/></text:span><text:span text:style-name="T23"><text:tab/></text:span><text:span text:style-name="T24"><text:tab/></text:span><text:span text:style-name="T25"><text:tab/></text:span><text:span text:style-name="T26"><text:tab/><text:s/>(retrospektiva)</text:span></text:p>
        </text:list-item>
        <text:list-item>
          <text:p text:style-name="P27"><text:span text:style-name="T28">literární druh:<text:s/></text:span><text:span text:style-name="T29">epika, próza</text:span></text:p>
        </text:list-item>
        <text:list-item>
          <text:p text:style-name="P30"><text:span text:style-name="T31">literární žánr:</text:span><text:span text:style-name="T32"><text:s/>novela (krátký příběh, málo postav, často na stejném místě, většinou má<text:s/></text:span><text:span text:style-name="T33"><text:tab/></text:span><text:span text:style-name="T34"><text:tab/></text:span><text:span text:style-name="T35"><text:tab/><text:s/>překvapivý konec)</text:span></text:p>
        </text:list-item>
        <text:list-item>
          <text:p text:style-name="P36">postavy:</text:p>
          <text:list text:continue-numbering="true">
            <text:list-item>
              <text:p text:style-name="P37"><text:span text:style-name="T38">stařec Santiago</text:span><text:span text:style-name="T39"><text:s/>– starý rybář, prostý, osamělý, nemá přátele, chudý člověk, skromný, má<text:s/></text:span><text:span text:style-name="T40"><text:tab/></text:span><text:span text:style-name="T41"><text:tab/>pevnou vůli, žije ze dne na den, musí tvrdě pracovat, aby se uživil, žije<text:s/></text:span><text:span text:style-name="T42"><text:tab/></text:span><text:span text:style-name="T43"><text:tab/></text:span><text:span text:style-name="T44"><text:tab/>v souladu s přírodou, miluje baseball (vypráví chlapci příhody), smysl<text:s/></text:span><text:span text:style-name="T45"><text:tab/></text:span><text:span text:style-name="T46"><text:tab/></text:span><text:span text:style-name="T47"><text:tab/>života vidí v rybaření, rozhodl se vést boj na život a na smrt, i když<text:s/></text:span><text:span text:style-name="T48"><text:tab/></text:span><text:span text:style-name="T49"><text:tab/></text:span><text:span text:style-name="T50"><text:tab/>neúspěšný výsledek je předem jasný, starcovo úsilí se může jevit jako<text:s/></text:span><text:span text:style-name="T51"><text:tab/></text:span><text:span text:style-name="T52"><text:tab/></text:span><text:span text:style-name="T53"><text:tab/>zbytečné</text:span></text:p>
            </text:list-item>
            <text:list-item>
              <text:p text:style-name="P54"><text:span text:style-name="T55">chlapec Manolin</text:span><text:span text:style-name="T56"><text:s/>– velmi obětavý, laskavý, nápomocný, poslušný, má rád starce, stará<text:s/></text:span><text:span text:style-name="T57"><text:tab/></text:span><text:span text:style-name="T58"><text:tab/></text:span><text:span text:style-name="T59"><text:tab/><text:s/>se o něj a nosí mu jídlo, je pomocník Santiaga při rybolovu (lovil s ním<text:s/></text:span><text:span text:style-name="T60"><text:tab/></text:span><text:span text:style-name="T61"><text:tab/></text:span><text:span text:style-name="T62"><text:tab/><text:s/>od svých pěti let), připravil starci na cestu návnadu, ale nejel s ním</text:span></text:p>
            </text:list-item>
            <text:list-item>
              <text:p text:style-name="P63"><text:span text:style-name="T64">ryba Marlin</text:span><text:span text:style-name="T65"><text:s/>– mečoun, symbol přírody, smůly</text:span></text:p>
            </text:list-item>
            <text:list-item>
              <text:p text:style-name="P66"><text:span text:style-name="T67">žraloci</text:span><text:span text:style-name="T68"><text:s/>– představují zlo</text:span></text:p>
            </text:list-item>
          </text:list>
        </text:list-item>
        <text:list-item>
          <text:p text:style-name="P69"><text:span text:style-name="T70">vyprávěcí způsoby:<text:s/></text:span><text:span text:style-name="T71">er-forma</text:span></text:p>
        </text:list-item>
        <text:list-item>
          <text:p text:style-name="P72"><text:span text:style-name="T73">typy promluv:<text:s/></text:span><text:span text:style-name="T74">převažují monology starce, dialog, přímá i nepřímá řeč</text:span></text:p>
        </text:list-item>
        <text:list-item>
          <text:p text:style-name="P75"><text:span text:style-name="T76"><text:s/>jazykové prostředky:</text:span></text:p>
          <text:list text:continue-numbering="true">
            <text:list-item>
              <text:p text:style-name="P77"><text:span text:style-name="T78">jednoduchý spisovný jazyk, krátké věty</text:span></text:p>
            </text:list-item>
            <text:list-item>
              <text:p text:style-name="P79">ponechány španělské výrazy (oživení děje a obrazu prostředí)</text:p>
            </text:list-item>
            <text:list-item>
              <text:p text:style-name="P80">nepoužívá adjektiva (přídavná jména)</text:p>
            </text:list-item>
            <text:list-item>
              <text:p text:style-name="P81">křesťanská symbolika (zakrvavené ruce = Kristovo utrpení)</text:p>
            </text:list-item>
            <text:list-item>
              <text:p text:style-name="P82"><text:span text:style-name="T83">metoda ledovce (při čtení nás autor seznamuje jen se základními informacemi, zbytek musí čtenář číst mezi řádky a domyslet si)</text:span></text:p>
            </text:list-item>
            <text:list-item>
              <text:p text:style-name="P84"><text:span text:style-name="T85">objevují se zde rybářské pojmenování, obecná pojmenování (chlapec, moře, ryba)</text:span></text:p>
            </text:list-item>
            <text:list-item>
              <text:p text:style-name="P86"><text:span text:style-name="T87">metafory, přirovnání, personifikace, metonymie</text:span></text:p>
            </text:list-item>
          </text:list>
        </text:list-item>
        <text:list-item>
          <text:p text:style-name="P88"><text:span text:style-name="T89">tropy a figury:<text:s/></text:span><text:span text:style-name="T90">ve</text:span><text:span text:style-name="T91"> </text:span><text:span text:style-name="T92">výňatku</text:span></text:p>
        </text:list-item>
      </text:list>
      <text:p text:style-name="P93"/>
      <text:soft-page-break/>
      <text:p text:style-name="P94">AUTOR:</text:p>
      <text:p text:style-name="P95">Ernest Hemingway</text:p>
      <text:list text:style-name="LFO2" text:continue-numbering="true">
        <text:list-item>
          <text:p text:style-name="P96">1899 - 1961</text:p>
        </text:list-item>
        <text:list-item>
          <text:p text:style-name="P97">americký spisovatel, novinár</text:p>
        </text:list-item>
        <text:list-item>
          <text:p text:style-name="P98">představitel ztracené generace</text:p>
        </text:list-item>
        <text:list-item>
          <text:p text:style-name="P99">vyrůstal v rodině lékaře</text:p>
        </text:list-item>
        <text:list-item>
          <text:p text:style-name="P100"><text:span text:style-name="T101">hrál na violoncello a boxoval</text:span><text:span text:style-name="T102">, miloval přírodu, lov, dobrodružství</text:span></text:p>
        </text:list-item>
        <text:list-item>
          <text:p text:style-name="P103">jako studen psal do novin a publikoval články</text:p>
        </text:list-item>
        <text:list-item>
          <text:p text:style-name="P104"><text:span text:style-name="T105">byl v 1.SV jako dobrovolník ambulantních sborů</text:span><text:span text:style-name="T106"><text:s/>Červeného kříže na frontě v Itálii,<text:s/></text:span><text:span text:style-name="T107"><text:line-break/>těžce raněn</text:span></text:p>
        </text:list-item>
        <text:list-item>
          <text:p text:style-name="P108">pracoval jako zahraniční zpravodaj</text:p>
        </text:list-item>
        <text:list-item>
          <text:p text:style-name="P109">během 2.SV pobýval na Kubě (objevuje se v jeho dílech)</text:p>
        </text:list-item>
        <text:list-item>
          <text:p text:style-name="P110"><text:span text:style-name="T111">smrt na Kubě</text:span><text:span text:style-name="T112"><text:s/>– nehoda při čištění hlavně/ sebevražda (trpěl depresemi)</text:span></text:p>
        </text:list-item>
        <text:list-item>
          <text:p text:style-name="P113">nositel Nobelovy ceny za literaturu v roce 1954 za dílo Stařec a moře</text:p>
        </text:list-item>
      </text:list>
      <text:p text:style-name="P114">Další díla:</text:p>
      <text:list text:style-name="LFO3" text:continue-numbering="true">
        <text:list-item>
          <text:p text:style-name="P115"><text:span text:style-name="T116">Sbohem armádo</text:span><text:span text:style-name="T117"><text:s/>–<text:s/></text:span><text:span text:style-name="T118">román</text:span></text:p>
        </text:list-item>
        <text:list-item>
          <text:p text:style-name="P119">Fiesta – román</text:p>
        </text:list-item>
        <text:list-item>
          <text:p text:style-name="P120">Za našich časů – povídky</text:p>
        </text:list-item>
      </text:list>
      <text:p text:style-name="P121">Literárně-historický kontext</text:p>
      <text:p text:style-name="P122">Meziválečná literatura 1. poloviny 20. století, literatura ovlivněna 1. světovou válkou</text:p>
      <text:p text:style-name="P123">Ztracená generace</text:p>
      <text:list text:style-name="LFO4" text:continue-numbering="true">
        <text:list-item>
          <text:p text:style-name="P124"><text:span text:style-name="T125">skupina amerických spisovatelů narozených kolem roku 1900</text:span></text:p>
        </text:list-item>
        <text:list-item>
          <text:p text:style-name="P126"><text:span text:style-name="T127">zažili 1. SV a zobrazují ji ve svých dílech</text:span><text:span text:style-name="T128">, vyjadřují pocity vojáků po návratu z války</text:span></text:p>
        </text:list-item>
        <text:list-item>
          <text:p text:style-name="P129"><text:span text:style-name="T130">měli problémy se zařazením do společnosti</text:span><text:span text:style-name="T131">, dávají najevo nesouhlas a nedůvěru ke společnosti</text:span></text:p>
        </text:list-item>
        <text:list-item>
          <text:p text:style-name="P132"><text:span text:style-name="T133">často staví své hrdiny do nebezpečných situací</text:span><text:span text:style-name="T134">, kde musí prokazovat svůj charakter</text:span></text:p>
        </text:list-item>
        <text:list-item>
          <text:p text:style-name="P135">hlavní postavy: lidé z ulice, smolaři, tuláci, lidé bez domova</text:p>
        </text:list-item>
        <text:list-item>
          <text:p text:style-name="P136"><text:span text:style-name="T137">tématem: zklamání, sepse, rozklad lidských a společenských hodnot</text:span><text:span text:style-name="T138">, hledání východiska v útěku do přírody nebo kultury</text:span></text:p>
        </text:list-item>
      </text:list>
      <text:p text:style-name="P139"/>
      <text:soft-page-break/>
      <text:p text:style-name="P140">Umělecké směry období</text:p>
      <text:p text:style-name="P141">Realismus</text:p>
      <text:list text:style-name="LFO5" text:continue-numbering="true">
        <text:list-item>
          <text:p text:style-name="P142"><text:bookmark-start text:name="_Hlk167535622"/>2. pol. 19. stol.</text:p>
        </text:list-item>
        <text:list-item>
          <text:p text:style-name="P143">pravdivý obraz skutečnosti, nezkreslená realita</text:p>
        </text:list-item>
        <text:list-item>
          <text:p text:style-name="P144">většinou se odehrává v přítomnosti, ve městě</text:p>
        </text:list-item>
        <text:list-item>
          <text:p text:style-name="P145">kritika společnosti, nedostatků</text:p>
        </text:list-item>
        <text:list-item>
          <text:p text:style-name="P146">autor nezúčastněným pozorovatelem děje, nevstupuje</text:p>
        </text:list-item>
        <text:list-item>
          <text:p text:style-name="P147">rozvoj techniky a průmyslu, důvěra v rozum a vědu</text:p>
        </text:list-item>
        <text:list-item>
          <text:p text:style-name="P148"><text:span text:style-name="T149">hrdina je běžným zástupcem nějaké společenské vrstvy</text:span><text:span text:style-name="T150">, průměrný, vyvíjí se, typizace hrdiny</text:span></text:p>
        </text:list-item>
        <text:list-item>
          <text:p text:style-name="P151">často autobiografické prožitky hrůz válečných bojišť</text:p>
        </text:list-item>
        <text:list-item>
          <text:p text:style-name="P152"><text:span text:style-name="T153">zachycení psychických proměn hrdinů,</text:span><text:span text:style-name="T154"><text:s/>vlastenecké prvky, sílící nenávist k válce</text:span></text:p>
        </text:list-item>
        <text:list-item>
          <text:p text:style-name="P155">žánry: román (často několikadílný), románový cyklus (několik románů od stejného autora, které mají něco společného, nenavazují na sebe)</text:p>
        </text:list-item>
      </text:list>
      <text:p text:style-name="P156"><text:bookmark-end text:name="_Hlk167535622"/>Současníci:</text:p>
      <text:list text:style-name="LFO6" text:continue-numbering="true">
        <text:list-item>
          <text:p text:style-name="P157">USA – ztracená generace</text:p>
          <text:list text:continue-numbering="true">
            <text:list-item>
              <text:p text:style-name="P158"><text:span text:style-name="T159">Francis Scott Fitzgerald</text:span><text:span text:style-name="T160"><text:s/>–<text:s/></text:span><text:span text:style-name="T161">Velký Gatsby</text:span></text:p>
            </text:list-item>
            <text:list-item>
              <text:p text:style-name="P162">John Steinbeck – O myších a lidech</text:p>
            </text:list-item>
          </text:list>
        </text:list-item>
        <text:list-item>
          <text:p text:style-name="P163">Francie</text:p>
          <text:list text:continue-numbering="true">
            <text:list-item>
              <text:p text:style-name="P164">Antoine de Saint-Exupéry – Malý princ</text:p>
            </text:list-item>
          </text:list>
        </text:list-item>
        <text:list-item>
          <text:p text:style-name="P165">U nás</text:p>
          <text:list text:continue-numbering="true">
            <text:list-item>
              <text:p text:style-name="P166">Viktor Dyk - Krysař</text:p>
            </text:list-item>
          </text:list>
        </text:list-item>
      </text:list>
      <text:p text:style-name="P167"/>
      <text:p text:style-name="P168"/>
      <text:soft-page-break/>
      <text:p text:style-name="P169">DĚJ:</text:p>
      <text:p text:style-name="P170">Hlavního hrdinu, starce Santiaga, který byl dříve velice dobrý rybář, poslední dobou začínají opouštět jak síly, tak štěstí. Už přes 80 dní nic neulovil a navíc je všem ostatním rybářům k smíchu. Proto ho také musel na příkaz rodičů opustit jeho velký pomocník chlapec Manolin. Manolin se o starce staral, nosil mu jídlo a také s ním od malička jezdil rybařit.</text:p>
      <text:p text:style-name="P171">Jednoho dne se stařec rozhodne všem dokázat, že stále dokáže ulovit velkou rybu. Zkusí tedy štěstí a vyjede na lov na širé moře dál než kdy byl. Kvůli svým zkušenostem totiž ví, že pokud chce ulovit velkou rybu, tak musí udice pustit do velkých hloubek.</text:p>
      <text:p text:style-name="P172">Po pár dnech bez úlovku konečně něco chytí. Na udici se mu chytí ryba, kterou sice nevidí, ale zjistí, že má velkou sílu a stařec ji proto nemůže ulovit.</text:p>
      <text:p text:style-name="P173">Ryba ho začne i s loďkou táhnout směrem od pobřeží. Stařec s rybou zápasí a získává i drobná zranění, ale po několika hodinách mu dojdou síly a tak se nechá bezmocně 2 dny táhnout a doufá, že se ryba někdy unaví. Rybář je ale rozhodnut, že buď on zabije rybu nebo ona jeho. Třetího dne se mu přání splní a rybu zabije. Zjistí, že je to mečoun mnohokrát větší než jeho loďka. Ulovenou rybu poté k loďce přiváže a vydá se domů.</text:p>
      <text:p text:style-name="P174">Krvácející ryba však přivolá žraloky. Stařec se s nimi snaží bojovat, ale nemá šanci, žraloci mu tedy celou rybu seženou a na lodi mu zbude jen rybí kostra. Vyčerpaný stařec se i přes to vrátí domů, odchází do své chatrče a loďku i s kostrou nechá na pláži.</text:p>
      <text:p text:style-name="P175">Ráno u loďky stojí spousta lidí a obdivují obrovskou kostru, přivázanou k loďce. Díky tomuto úlovku začnou starce lidé uznávat a Manolin se k němu může vrát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25T11:29:00Z</dc:date>
    <meta:template xlink:href="Normal.dotm" xlink:type="simple"/>
    <meta:editing-cycles>98</meta:editing-cycles>
    <meta:editing-duration>PT23340S</meta:editing-duration>
    <meta:document-statistic meta:page-count="4" meta:paragraph-count="11" meta:word-count="852" meta:character-count="5702" meta:row-count="40" meta:non-whitespace-character-count="4861"/>
  </office:meta>
</office:document-meta>
</file>